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17cm" style:type="right"/>
        </style:tab-stops>
      </style:paragraph-properties>
      <style:text-properties officeooo:rsid="000e3982" officeooo:paragraph-rsid="000e3982"/>
    </style:style>
    <style:style style:name="P2" style:family="paragraph" style:parent-style-name="Standard">
      <style:text-properties officeooo:rsid="000e3982" officeooo:paragraph-rsid="000e3982"/>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e3982" officeooo:paragraph-rsid="000e3982" style:font-size-asian="24pt" style:font-weight-asian="bold" style:font-size-complex="24pt" style:font-weight-complex="bold"/>
    </style:style>
    <style:style style:name="P4" style:family="paragraph" style:parent-style-name="Standard">
      <style:text-properties fo:font-size="12pt" officeooo:rsid="000e3982" officeooo:paragraph-rsid="000e3982"/>
    </style:style>
    <style:style style:name="P5" style:family="paragraph" style:parent-style-name="Standard">
      <style:paragraph-properties fo:line-height="115%" fo:text-align="justify" style:justify-single-word="false"/>
      <style:text-properties officeooo:rsid="000e7533" officeooo:paragraph-rsid="000e7533"/>
    </style:style>
    <style:style style:name="P6" style:family="paragraph" style:parent-style-name="Standard">
      <style:text-properties officeooo:rsid="001006e7" officeooo:paragraph-rsid="001006e7"/>
    </style:style>
    <style:style style:name="P7" style:family="paragraph" style:parent-style-name="Standard">
      <style:paragraph-properties fo:line-height="115%"/>
      <style:text-properties officeooo:rsid="001006e7" officeooo:paragraph-rsid="001006e7"/>
    </style:style>
    <style:style style:name="P8" style:family="paragraph" style:parent-style-name="Standard">
      <style:text-properties officeooo:rsid="0010a41f" officeooo:paragraph-rsid="0010a41f"/>
    </style:style>
    <style:style style:name="P9" style:family="paragraph" style:parent-style-name="Standard">
      <style:text-properties officeooo:rsid="001ec27f" officeooo:paragraph-rsid="001ec27f"/>
    </style:style>
    <style:style style:name="P10" style:family="paragraph" style:parent-style-name="Standard" style:list-style-name="L1">
      <style:text-properties officeooo:rsid="0010a41f" officeooo:paragraph-rsid="0010a41f"/>
    </style:style>
    <style:style style:name="P11" style:family="paragraph" style:parent-style-name="Standard" style:list-style-name="L2">
      <style:text-properties officeooo:paragraph-rsid="001a6a15"/>
    </style:style>
    <style:style style:name="P12" style:family="paragraph" style:parent-style-name="Standard" style:list-style-name="L2">
      <style:text-properties officeooo:paragraph-rsid="001dc0bf"/>
    </style:style>
    <style:style style:name="P13" style:family="paragraph" style:parent-style-name="Standard" style:list-style-name="L2">
      <style:text-properties fo:font-size="12pt" fo:font-style="italic" officeooo:rsid="0010a41f" officeooo:paragraph-rsid="00123ee4" style:font-style-asian="italic" style:font-style-complex="italic"/>
    </style:style>
    <style:style style:name="P14" style:family="paragraph" style:parent-style-name="Standard" style:list-style-name="L2">
      <style:text-properties fo:font-size="12pt" fo:font-style="italic" fo:font-weight="normal" officeooo:rsid="001ec27f" officeooo:paragraph-rsid="001ec27f" style:font-style-asian="italic" style:font-weight-asian="normal" style:font-style-complex="italic" style:font-weight-complex="normal"/>
    </style:style>
    <style:style style:name="P15" style:family="paragraph" style:parent-style-name="Standard" style:list-style-name="L2">
      <style:text-properties fo:font-size="12pt" fo:font-weight="normal" officeooo:rsid="001ec27f" officeooo:paragraph-rsid="001ec27f" style:font-weight-asian="normal" style:font-weight-complex="normal"/>
    </style:style>
    <style:style style:name="P16" style:family="paragraph" style:parent-style-name="Standard" style:list-style-name="L2">
      <style:text-properties fo:font-size="12pt" fo:font-weight="normal" officeooo:rsid="00214519" officeooo:paragraph-rsid="00214519" style:font-weight-asian="normal" style:font-weight-complex="normal"/>
    </style:style>
    <style:style style:name="P17" style:family="paragraph" style:parent-style-name="Standard" style:list-style-name="L2">
      <style:text-properties fo:font-size="12pt" fo:font-weight="normal" officeooo:rsid="00214519" officeooo:paragraph-rsid="00238bb0" style:font-weight-asian="normal" style:font-weight-complex="normal"/>
    </style:style>
    <style:style style:name="P18" style:family="paragraph" style:parent-style-name="Standard" style:list-style-name="L2">
      <style:text-properties fo:font-size="12pt" fo:font-style="normal" fo:font-weight="normal" officeooo:rsid="00214519" officeooo:paragraph-rsid="00214519" style:font-style-asian="normal" style:font-weight-asian="normal" style:font-style-complex="normal" style:font-weight-complex="normal"/>
    </style:style>
    <style:style style:name="P19" style:family="paragraph" style:parent-style-name="Standard" style:list-style-name="L2">
      <style:text-properties fo:font-size="12pt" fo:font-style="normal" fo:font-weight="normal" officeooo:rsid="0021ccd5" officeooo:paragraph-rsid="0021ccd5" style:font-style-asian="normal" style:font-weight-asian="normal" style:font-style-complex="normal" style:font-weight-complex="normal"/>
    </style:style>
    <style:style style:name="P20" style:family="paragraph" style:parent-style-name="Standard" style:list-style-name="L2">
      <style:text-properties fo:font-size="12pt" fo:font-style="normal" fo:font-weight="normal" officeooo:rsid="00227358" officeooo:paragraph-rsid="00227358" style:font-style-asian="normal" style:font-weight-asian="normal" style:font-style-complex="normal" style:font-weight-complex="normal"/>
    </style:style>
    <style:style style:name="P21" style:family="paragraph" style:parent-style-name="Standard" style:list-style-name="L2">
      <style:text-properties fo:font-size="12pt" fo:font-style="normal" fo:font-weight="normal" officeooo:rsid="0022a79a" officeooo:paragraph-rsid="0022a79a" style:font-style-asian="normal" style:font-weight-asian="normal" style:font-style-complex="normal" style:font-weight-complex="normal"/>
    </style:style>
    <style:style style:name="P22" style:family="paragraph" style:parent-style-name="Standard" style:list-style-name="L2">
      <style:text-properties fo:font-size="12pt" fo:font-style="normal" fo:font-weight="normal" officeooo:rsid="00238bb0" officeooo:paragraph-rsid="00238bb0" style:font-style-asian="normal" style:font-weight-asian="normal" style:font-style-complex="normal" style:font-weight-complex="normal"/>
    </style:style>
    <style:style style:name="P23" style:family="paragraph" style:parent-style-name="Standard" style:list-style-name="L2">
      <style:text-properties fo:font-size="12pt" fo:font-style="normal" fo:font-weight="normal" officeooo:rsid="002403c6" officeooo:paragraph-rsid="002403c6" style:font-style-asian="normal" style:font-weight-asian="normal" style:font-style-complex="normal" style:font-weight-complex="normal"/>
    </style:style>
    <style:style style:name="P24" style:family="paragraph" style:parent-style-name="Standard" style:list-style-name="L2">
      <style:text-properties fo:font-size="14pt" officeooo:rsid="0010a41f" officeooo:paragraph-rsid="0010a41f"/>
    </style:style>
    <style:style style:name="P25" style:family="paragraph" style:parent-style-name="Standard" style:list-style-name="L2">
      <style:text-properties fo:font-size="14pt" fo:font-weight="normal" officeooo:rsid="001ec27f" officeooo:paragraph-rsid="001ec27f" style:font-weight-asian="normal" style:font-weight-complex="normal"/>
    </style:style>
    <style:style style:name="P26" style:family="paragraph" style:parent-style-name="Standard" style:list-style-name="L2">
      <style:text-properties fo:font-size="14pt" fo:font-weight="normal" officeooo:rsid="00214519" officeooo:paragraph-rsid="00214519" style:font-weight-asian="normal" style:font-weight-complex="normal"/>
    </style:style>
    <style:style style:name="P27" style:family="paragraph" style:parent-style-name="Standard" style:list-style-name="L2">
      <style:text-properties fo:font-size="14pt" fo:font-style="normal" fo:font-weight="normal" officeooo:rsid="00238bb0" officeooo:paragraph-rsid="00238bb0" style:font-style-asian="normal" style:font-weight-asian="normal" style:font-style-complex="normal" style:font-weight-complex="normal"/>
    </style:style>
    <style:style style:name="P28" style:family="paragraph" style:parent-style-name="Standard" style:list-style-name="L2">
      <style:text-properties fo:font-size="14pt" fo:font-style="normal" fo:font-weight="normal" officeooo:rsid="002403c6" officeooo:paragraph-rsid="002403c6" style:font-style-asian="normal" style:font-weight-asian="normal" style:font-style-complex="normal" style:font-weight-complex="normal"/>
    </style:style>
    <style:style style:name="P29" style:family="paragraph" style:parent-style-name="Standard" style:list-style-name="L2">
      <style:text-properties officeooo:rsid="00123ee4" officeooo:paragraph-rsid="00123ee4"/>
    </style:style>
    <style:style style:name="P30" style:family="paragraph" style:parent-style-name="Standard" style:list-style-name="L2">
      <style:text-properties officeooo:rsid="00123ee4" officeooo:paragraph-rsid="001396a6"/>
    </style:style>
    <style:style style:name="P31" style:family="paragraph" style:parent-style-name="Standard" style:list-style-name="L2">
      <style:text-properties officeooo:rsid="001396a6" officeooo:paragraph-rsid="001396a6"/>
    </style:style>
    <style:style style:name="P32" style:family="paragraph" style:parent-style-name="Standard" style:list-style-name="L2">
      <style:text-properties officeooo:rsid="001396a6" officeooo:paragraph-rsid="0014adf1"/>
    </style:style>
    <style:style style:name="P33" style:family="paragraph" style:parent-style-name="Standard" style:list-style-name="L2">
      <style:text-properties officeooo:rsid="0014adf1" officeooo:paragraph-rsid="0014adf1"/>
    </style:style>
    <style:style style:name="P34" style:family="paragraph" style:parent-style-name="Standard" style:list-style-name="L2">
      <style:text-properties officeooo:rsid="00153ea7" officeooo:paragraph-rsid="00153ea7"/>
    </style:style>
    <style:style style:name="P35" style:family="paragraph" style:parent-style-name="Standard" style:list-style-name="L2">
      <style:text-properties officeooo:rsid="00158f22" officeooo:paragraph-rsid="00158f22"/>
    </style:style>
    <style:style style:name="P36" style:family="paragraph" style:parent-style-name="Standard" style:list-style-name="L2">
      <style:text-properties officeooo:rsid="00174cae" officeooo:paragraph-rsid="00174cae"/>
    </style:style>
    <style:style style:name="P37" style:family="paragraph" style:parent-style-name="Standard" style:list-style-name="L2">
      <style:text-properties officeooo:rsid="001761e6" officeooo:paragraph-rsid="001761e6"/>
    </style:style>
    <style:style style:name="P38" style:family="paragraph" style:parent-style-name="Standard" style:list-style-name="L2">
      <style:text-properties officeooo:rsid="00191375" officeooo:paragraph-rsid="00191375"/>
    </style:style>
    <style:style style:name="P39" style:family="paragraph" style:parent-style-name="Standard" style:list-style-name="L2">
      <style:text-properties officeooo:rsid="001a6a15" officeooo:paragraph-rsid="001a6a15"/>
    </style:style>
    <style:style style:name="P40" style:family="paragraph" style:parent-style-name="Standard" style:list-style-name="L2">
      <style:text-properties officeooo:rsid="001c5625" officeooo:paragraph-rsid="001c5625"/>
    </style:style>
    <style:style style:name="P41" style:family="paragraph" style:parent-style-name="Standard" style:list-style-name="L2">
      <style:text-properties officeooo:rsid="001dc0bf" officeooo:paragraph-rsid="001dc0bf"/>
    </style:style>
    <style:style style:name="P42" style:family="paragraph" style:parent-style-name="Standard" style:list-style-name="L2">
      <style:text-properties fo:font-size="16pt" fo:font-style="normal" fo:font-weight="bold" officeooo:rsid="00238bb0" officeooo:paragraph-rsid="00238bb0" style:font-style-asian="normal" style:font-weight-asian="bold" style:font-style-complex="normal" style:font-weight-complex="bold"/>
    </style:style>
    <style:style style:name="P43" style:family="paragraph" style:parent-style-name="Standard">
      <style:text-properties officeooo:paragraph-rsid="00259861"/>
    </style:style>
    <style:style style:name="P44" style:family="paragraph" style:parent-style-name="Standard">
      <style:text-properties fo:font-weight="bold" officeooo:paragraph-rsid="00259861" style:font-weight-asian="bold" style:font-weight-complex="bold"/>
    </style:style>
    <style:style style:name="P45" style:family="paragraph" style:parent-style-name="Standard" style:list-style-name="L3">
      <style:text-properties officeooo:rsid="00259861" officeooo:paragraph-rsid="00259861"/>
    </style:style>
    <style:style style:name="P46" style:family="paragraph" style:parent-style-name="Standard">
      <style:text-properties officeooo:rsid="00259861" officeooo:paragraph-rsid="00259861"/>
    </style:style>
    <style:style style:name="P47" style:family="paragraph" style:parent-style-name="Standard" style:list-style-name="L2">
      <style:paragraph-properties fo:break-before="page"/>
      <style:text-properties fo:font-size="16pt" fo:font-weight="bold" officeooo:rsid="0010a41f" officeooo:paragraph-rsid="00123ee4" style:font-weight-asian="bold" style:font-weight-complex="bold"/>
    </style:style>
    <style:style style:name="P48" style:family="paragraph" style:parent-style-name="Standard" style:list-style-name="L2">
      <style:paragraph-properties fo:break-before="page"/>
      <style:text-properties fo:font-size="16pt" fo:font-weight="bold" officeooo:rsid="001ec27f" officeooo:paragraph-rsid="001ec27f" style:font-weight-asian="bold" style:font-weight-complex="bold"/>
    </style:style>
    <style:style style:name="P49" style:family="paragraph" style:parent-style-name="Standard" style:list-style-name="L2">
      <style:paragraph-properties fo:break-before="page"/>
      <style:text-properties fo:font-size="14pt" officeooo:rsid="00176a9a" officeooo:paragraph-rsid="00176a9a"/>
    </style:style>
    <style:style style:name="P50" style:family="paragraph" style:parent-style-name="Standard">
      <style:paragraph-properties fo:break-before="page"/>
      <style:text-properties fo:font-size="14pt" fo:font-weight="bold" officeooo:paragraph-rsid="00259861" style:font-weight-asian="bold" style:font-weight-complex="bold"/>
    </style:style>
    <style:style style:name="T1" style:family="text">
      <style:text-properties style:text-position="super 58%"/>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style="italic" officeooo:rsid="001a6a15" style:font-style-asian="italic" style:font-style-complex="italic"/>
    </style:style>
    <style:style style:name="T5" style:family="text">
      <style:text-properties fo:font-style="italic" officeooo:rsid="001dc0bf"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27358" style:font-style-asian="normal" style:font-style-complex="normal"/>
    </style:style>
    <style:style style:name="T8" style:family="text">
      <style:text-properties fo:font-style="normal" officeooo:rsid="00259861" style:font-style-asian="normal" style:font-style-complex="normal"/>
    </style:style>
    <style:style style:name="T9" style:family="text">
      <style:text-properties officeooo:rsid="001006e7"/>
    </style:style>
    <style:style style:name="T10" style:family="text">
      <style:text-properties fo:font-size="12pt"/>
    </style:style>
    <style:style style:name="T11" style:family="text">
      <style:text-properties fo:font-size="12pt" officeooo:rsid="00123ee4"/>
    </style:style>
    <style:style style:name="T12" style:family="text">
      <style:text-properties fo:font-size="12pt" fo:font-style="normal" fo:font-weight="normal" style:font-style-asian="normal" style:font-weight-asian="normal" style:font-style-complex="normal" style:font-weight-complex="normal"/>
    </style:style>
    <style:style style:name="T13" style:family="text">
      <style:text-properties fo:font-size="12pt" fo:font-style="normal" fo:font-weight="normal" officeooo:rsid="00259861" style:font-style-asian="normal" style:font-weight-asian="normal" style:font-style-complex="normal" style:font-weight-complex="normal"/>
    </style:style>
    <style:style style:name="T14" style:family="text">
      <style:text-properties fo:font-size="12pt" fo:font-style="normal" officeooo:rsid="00259861" style:font-style-asian="normal" style:font-style-complex="normal"/>
    </style:style>
    <style:style style:name="T15" style:family="text">
      <style:text-properties officeooo:rsid="001396a6"/>
    </style:style>
    <style:style style:name="T16" style:family="text">
      <style:text-properties officeooo:rsid="00153ea7"/>
    </style:style>
    <style:style style:name="T17" style:family="text">
      <style:text-properties officeooo:rsid="00174cae"/>
    </style:style>
    <style:style style:name="T18" style:family="text">
      <style:text-properties officeooo:rsid="001a6a15"/>
    </style:style>
    <style:style style:name="T19" style:family="text">
      <style:text-properties officeooo:rsid="001c5625"/>
    </style:style>
    <style:style style:name="T20" style:family="text">
      <style:text-properties officeooo:rsid="001dc0bf"/>
    </style:style>
    <style:style style:name="T21" style:family="text">
      <style:text-properties officeooo:rsid="00238bb0"/>
    </style:style>
    <style:style style:name="T22" style:family="text">
      <style:text-properties officeooo:rsid="00259861"/>
    </style:style>
    <style:style style:name="T23" style:family="text">
      <style:text-properties officeooo:rsid="0028d150"/>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end">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historien et les mémoires de la 2<text:span text:style-name="T1">e</text:span> Guerre Mondiale</text:p>
      <text:p text:style-name="P2"/>
      <text:p text:style-name="P4">Document : <text:tab/><text:span text:style-name="T3">Nuit et Brouillard</text:span><text:span text:style-name="T6">, Alain Resnais, 1956</text:span></text:p>
      <text:p text:style-name="P2"/>
      <text:p text:style-name="P2">Nature <text:tab/>Document iconographique, photographi<text:span text:style-name="T9">e</text:span></text:p>
      <text:p text:style-name="P2">Source <text:tab/>Primaire, Image issue d’un documentaire</text:p>
      <text:p text:style-name="P2">Auteur <text:tab/>Alain Resnais</text:p>
      <text:p text:style-name="P2">Contexte <text:tab/></text:p>
      <text:p text:style-name="P2">Date <text:tab/><text:tab/>1956</text:p>
      <text:p text:style-name="P2">Thème <text:tab/></text:p>
      <text:p text:style-name="P2"/>
      <text:p text:style-name="P2"/>
      <text:p text:style-name="P5">Le documentaire <text:span text:style-name="T3">Nuit et Brouillard</text:span> est censuré en 1956 parce qu’on y voit sur un plan fixe un gendarme français gardant le camp d’internement de Pithiviers. C’est une preuve de la collaboration des autorités françaises avec le régime nazi. Ce sujet nous invite à étudier l’évolution des mémoires. Ce terme, mémoire, est issu du latin <text:span text:style-name="T3">Memoria</text:span> (aptitude à se souvenir, ensemble des souvenirs) au pluriel Memoriae (recueil de souvenirs, monument commémoratif). Le pluriel souligne le fait qu’il existe plusieurs champs manteaux de souvenirs concernant la Seconde Guerre Mondiale. <text:span text:style-name="T9">Ce qui constitue un bon exemple de thèmes conflictuels conduisant à l’affrontement de mémoires contraires ou refoulées. La mémoire est sélective, elle tend à construire des mythes ou des légendes qui s’éloignent de la vérité historique, donc la mémoire présuppose l’oubli. L’Histoire se définit par la mise à distance, la reconstruction problématisée du passé. D’où l’importance du travail de l’historien dans un pays dont le rôle fut ambiguë durant la Seconde Guerre Mondiale.</text:span></text:p>
      <text:p text:style-name="P6"/>
      <text:p text:style-name="P7">Problématique : Quelle a été le rôle des historiens dans la transmission de la mémoire de la Seconde Guerre Mondiale, face à des mémoires conflictuelles ?</text:p>
      <text:p text:style-name="P6"/>
      <text:p text:style-name="P8">Plan :</text:p>
      <text:list xml:id="list7190051914369333134" text:style-name="L1">
        <text:list-item>
          <text:p text:style-name="P10">L’historien face au mythe de la France résistante</text:p>
          <text:list>
            <text:list-item>
              <text:p text:style-name="P10">Comment s’est opérée la mise en place d’une mémoire officielle occultant la vérité historique</text:p>
            </text:list-item>
          </text:list>
        </text:list-item>
        <text:list-item>
          <text:p text:style-name="P10">L’historien confronté au réveil des mémoires, de la fin des années 60 à la fin des années 80</text:p>
        </text:list-item>
        <text:list-item>
          <text:p text:style-name="P10">Le travail de l’historien face à la diversification des mémoires des années 80 à nos jours</text:p>
        </text:list-item>
      </text:list>
      <text:p text:style-name="P8"/>
      <text:p text:style-name="P8"/>
      <text:list xml:id="list762378978313999731" text:style-name="L2">
        <text:list-item>
          <text:p text:style-name="P47">L’historien face au mythe de la France résistante</text:p>
          <text:p text:style-name="P13">Comment s’est opérée la mise en place d’une mémoire officielle occultant la vérité historique</text:p>
          <text:list>
            <text:list-item>
              <text:p text:style-name="P24">La naissance du résistancialisme<text:span text:style-name="T10"> </text:span><text:span text:style-name="T11">(</text:span><text:span text:style-name="T10">Henry Rousso</text:span><text:span text:style-name="T11">)</text:span></text:p>
              <text:list>
                <text:list-header>
                  <text:p text:style-name="P29">Le nationalisme domine les esprits dans l’après-guerre.</text:p>
                  <text:p text:style-name="P30">Le 25 Août 1944, le général de Gaulle prononce le discours de l’Hôtel de Ville qui met en place le mythe résistancialiste</text:p>
                  <text:list>
                    <text:list-header>
                      <text:p text:style-name="P30">(<text:span text:style-name="T15">R</text:span>ésistancialisme : mythe qui vise à minimiser les actes de collaborations et à faire des français un peuple unanimement résistant)</text:p>
                    </text:list-header>
                  </text:list>
                  <text:p text:style-name="P31">Il faut montrer que les français étaient unis derrière le général de Gaulle contre l’ennemi allemand. Les résistants deviennent les héros représentatifs de toute une nation, alors qu’ils étaient peu nombreux et persécutés par la Milice.</text:p>
                  <text:p text:style-name="P31">Le résistancialisme forge une mémoire partiale qui empêche dans un premier temps de faire le bilan du régime de Vichy.</text:p>
                  <text:p text:style-name="P31">Cela s’explique par le contexte de la libération (l’enthousiasme de la victoire), et par les difficultés de la reconstruction.</text:p>
                  <text:p text:style-name="P31">Vichy est considéré comme une parenthèse, et la république française n’assume pas l’héritage du maréchal Pétain.</text:p>
                  <text:p text:style-name="P32">Cela contribue à la naissance d’une mémoire collective sélective.</text:p>
                  <text:p text:style-name="P33">Il y a deux mémoires de la Seconde Guerre Mondiale qui rivalisent dans une même vision du passé marquée par le nationalisme :</text:p>
                  <text:list text:continue-numbering="true">
                    <text:list-header>
                      <text:p text:style-name="P33">La mémoire communiste</text:p>
                      <text:list>
                        <text:list-header>
                          <text:p text:style-name="P33">Les premiers maquis <text:span text:style-name="T16">armés organisés contre l’occupant allemand</text:span></text:p>
                          <text:p text:style-name="P33">« <text:span text:style-name="T16">Le parti des 70 000 fusillés » (moins de 45 000 en réalité)</text:span></text:p>
                        </text:list-header>
                      </text:list>
                      <text:p text:style-name="P33">La mémoire gaulliste</text:p>
                      <text:list text:continue-numbering="true">
                        <text:list-header>
                          <text:p text:style-name="P34">Elle minimise le rôle des alliés</text:p>
                        </text:list-header>
                      </text:list>
                    </text:list-header>
                  </text:list>
                  <text:p text:style-name="P35"/>
                  <text:p text:style-name="P35">Document p. 30</text:p>
                  <text:list text:continue-numbering="true">
                    <text:list-header>
                      <text:p text:style-name="P35">C’est un document iconographique, une affiche pour les élections législatives d’octobre 1945. L’auteur est inconnu.</text:p>
                      <text:p text:style-name="P35">En quoi ce document est-il représentatif de la construction des mémoires sur la 2<text:span text:style-name="T1">e</text:span> Guerre Mondiale ?</text:p>
                      <text:list>
                        <text:list-header>
                          <text:p text:style-name="P35">L’affiche est représentative du résistancialisme et de la concurrence mémorielle entre gaullisme et communisme, qui <text:span text:style-name="T17">veulent accaparer la mémoire de la résistance.</text:span></text:p>
                          <text:p text:style-name="P36">1- Évocation d’un passé douloureux</text:p>
                          <text:list>
                            <text:list-header>
                              <text:p text:style-name="P36">- croix, tombes, « parti des 70000 fusillés »</text:p>
                            </text:list-header>
                          </text:list>
                          <text:p text:style-name="P36">2- Évocation de l’avenir</text:p>
                          <text:list text:continue-numbering="true">
                            <text:list-header>
                              <text:p text:style-name="P36">- une carte de France, une mère et son enfant, </text:p>
                              <text:p text:style-name="P36"><text:s/>un avenir radieux grâce aux sacrifices des communistes</text:p>
                            </text:list-header>
                          </text:list>
                        </text:list-header>
                      </text:list>
                    </text:list-header>
                  </text:list>
                  <text:p text:style-name="P36"/>
                </text:list-header>
                <text:list-item>
                  <text:p text:style-name="P36">1958, De Gaulle au pouvoir renforce le mythe résistancialiste</text:p>
                </text:list-item>
                <text:list-item>
                  <text:p text:style-name="P37">1964, Discours d’André Malraux (ministre de la culture) lors du transfert des cendres de Jean Moulin (présenté comme représentatif du héros de la France éternelle)</text:p>
                </text:list-item>
              </text:list>
            </text:list-item>
          </text:list>
        </text:list-item>
      </text:list>
      <text:p text:style-name="P8"/>
      <text:list xml:id="list135037002058541" text:continue-numbering="true" text:style-name="L2">
        <text:list-item>
          <text:list>
            <text:list-item>
              <text:p text:style-name="P49">L’occultation des autres mémoires</text:p>
              <text:list>
                <text:list-item>
                  <text:p text:style-name="P38">1945, Procès du maréchal Pétain</text:p>
                  <text:p text:style-name="P38">→ Condamnation à mort</text:p>
                  <text:list>
                    <text:list-header>
                      <text:p text:style-name="P38">commuée en détention perpétuelle</text:p>
                    </text:list-header>
                  </text:list>
                  <text:p text:style-name="P38">→ L’heure est à l’oubli et au pardon : 2 lois d’amnistie sont votées en 1951 et 1953</text:p>
                  <text:list>
                    <text:list-item>
                      <text:list>
                        <text:list-header>
                          <text:p text:style-name="P38">L’amnistie, c’est quand on efface les peines des personnes condamnées pour faits de collaborations ou de crimes de guerre</text:p>
                        </text:list-header>
                      </text:list>
                      <text:p text:style-name="P39">Cette loi amnistie les malgré-nous (alsaciens lorainains forcés de rejoindre les armées allemandes) afin de ne pas les mécontenter alors que nous venions de les récupérer</text:p>
                    </text:list-item>
                  </text:list>
                </text:list-item>
                <text:list-item>
                  <text:p text:style-name="P11"><text:span text:style-name="T18">1954, Robert Aron publie </text:span><text:span text:style-name="T4">Histoire de Vichy</text:span></text:p>
                  <text:list>
                    <text:list-header>
                      <text:p text:style-name="P39">Il y développe une théorie (fausse) :</text:p>
                      <text:p text:style-name="P39">Il justifie la collaboration en évoquant un double-jeu <text:span text:style-name="T19">du maréchal Pétain. De là naît le mythe du glaive (de Gaulle) et du bouclier (Pétain)</text:span></text:p>
                      <text:p text:style-name="P40">=&gt; La mémoire de la collaboration est occultée</text:p>
                      <text:p text:style-name="P40">→ La mémoire de la déportation des juifs est aussi occultée</text:p>
                      <text:list>
                        <text:list-header>
                          <text:p text:style-name="P40">40 000 rescapés des camps (souvent orphelins)</text:p>
                          <text:p text:style-name="P40">dont 2 500 juifs sur 76 000 personnes arrêtées</text:p>
                          <text:p text:style-name="P40">Le retour d’1 million de prisonniers</text:p>
                          <text:p text:style-name="P40">On ne fait pas la distinction entre prisonniers et déportés</text:p>
                          <text:p text:style-name="P41">70 000 travailleurs du STO</text:p>
                        </text:list-header>
                      </text:list>
                    </text:list-header>
                  </text:list>
                </text:list-item>
                <text:list-item>
                  <text:p text:style-name="P12"><text:span text:style-name="T20">1969, </text:span><text:span text:style-name="T5">Le chagrin et la pitié</text:span><text:span text:style-name="T20">, documentaire par Marcel Ophul</text:span></text:p>
                  <text:list>
                    <text:list-header>
                      <text:p text:style-name="P41">Documentaire sur l’occupation en Auvergne</text:p>
                      <text:p text:style-name="P41">→ résistants peu nombreux</text:p>
                      <text:p text:style-name="P41">→ nombreux collaborateurs</text:p>
                      <text:p text:style-name="P41">De fait, ce documentaire a été censuré dans le but de ne pas réveiller ce qui a été refoulé</text:p>
                      <text:list>
                        <text:list-header>
                          <text:p text:style-name="P41">Mais il a été autorisé au cinéma en 1971, puis à la télé en 1980</text:p>
                        </text:list-header>
                      </text:list>
                    </text:list-header>
                  </text:list>
                </text:list-item>
              </text:list>
            </text:list-item>
          </text:list>
          <text:p text:style-name="P41"/>
        </text:list-item>
      </text:list>
      <text:p text:style-name="P9"/>
      <text:list xml:id="list135037197208546" text:continue-numbering="true" text:style-name="L2">
        <text:list-item>
          <text:p text:style-name="P48">L’historien confronté au réveil des mémoires (fin 60 – fin 80)</text:p>
          <text:p text:style-name="P14">Comment se sont réveillées les mémoires occultées par le mythe de la France résistante ?</text:p>
          <text:list>
            <text:list-item>
              <text:p text:style-name="P25">La remise en cause du mythe résistancialiste</text:p>
              <text:list>
                <text:list-item>
                  <text:p text:style-name="P15">Contexte de construction européenne → couple franco-all (De Gaulle / Adenauer)</text:p>
                  <text:list>
                    <text:list-header>
                      <text:p text:style-name="P15">= réconciliation</text:p>
                    </text:list-header>
                  </text:list>
                </text:list-item>
                <text:list-item>
                  <text:p text:style-name="P15">C’est surtout dans les années 70 que le mythe de la France résistante est ébranlé</text:p>
                  <text:list>
                    <text:list-header>
                      <text:p text:style-name="P15">← Départ du général De Gaulle</text:p>
                    </text:list-header>
                  </text:list>
                </text:list-item>
                <text:list-item>
                  <text:p text:style-name="P15">Le 8 mai 1945 n’est plus commémoré entre 75 et 81</text:p>
                </text:list-item>
              </text:list>
              <text:p text:style-name="P15"/>
            </text:list-item>
            <text:list-item>
              <text:p text:style-name="P26">L’historien et le travail de mémoire</text:p>
              <text:list>
                <text:list-item>
                  <text:p text:style-name="P17"><text:span text:style-name="T7">1961, procès Eichman (en Israël)</text:span></text:p>
                </text:list-item>
                <text:list-item>
                  <text:p text:style-name="P17">1973, Robert Paxton (historien américain) écrit <text:span text:style-name="T3">La France de Vichy</text:span></text:p>
                  <text:list>
                    <text:list-header>
                      <text:p text:style-name="P16">Il a travaillé sur les archives allemandes, les françaises n’étant pas ouvertes</text:p>
                    </text:list-header>
                  </text:list>
                </text:list-item>
                <text:list-item>
                  <text:p text:style-name="P16">1978, Téléfilm américain <text:span text:style-name="T3">Holocauste</text:span></text:p>
                  <text:list>
                    <text:list-header>
                      <text:p text:style-name="P18">Bouleverse l’opinion française qui découvre la réalité des camps et de l’extermination</text:p>
                    </text:list-header>
                  </text:list>
                </text:list-item>
                <text:list-item>
                  <text:p text:style-name="P19">1985, <text:span text:style-name="T3">Shoah</text:span> de Claude Lanzmann</text:p>
                  <text:list>
                    <text:list-header>
                      <text:p text:style-name="P19">« <text:span text:style-name="T3">shoah</text:span> » (hébreux) = « catastrophe »</text:p>
                      <text:p text:style-name="P19">Documentaire → témoignage des rescapés de camps d’exterminations</text:p>
                    </text:list-header>
                  </text:list>
                </text:list-item>
                <text:list-item>
                  <text:p text:style-name="P20">L’avocat et historien Serge K<text:span text:style-name="T23">l</text:span>arlsfeld recherche des anciens tortionnaires nazis (souvent cachés en Amérique latine)</text:p>
                </text:list-item>
                <text:list-item>
                  <text:p text:style-name="P20">1987, procès de Klaus Barbie (arrêté en Bolivie)</text:p>
                </text:list-item>
                <text:list-item>
                  <text:p text:style-name="P21">Une partie de l’opinion publique, choquée par la mise en cause de haut-fonctionnaires (P. Touvier, M. Papon), nie la réalité du génocide</text:p>
                  <text:p text:style-name="P21">→ développement du négationnisme (négation de l’existence de chambres à gaz et du génocide)</text:p>
                </text:list-item>
                <text:list-item>
                  <text:p text:style-name="P21">1990, La loi Gayssot condamne l’apologie des crimes contre l’humanité</text:p>
                </text:list-item>
              </text:list>
            </text:list-item>
          </text:list>
          <text:p text:style-name="P21"/>
        </text:list-item>
        <text:list-item>
          <text:p text:style-name="P42">Le travail de l’historien face à la diversification des mémoires (fin 80 – aujourd’hui)</text:p>
          <text:list>
            <text:list-item>
              <text:p text:style-name="P27">Vers un devoir de mémoire</text:p>
              <text:list>
                <text:list-item>
                  <text:p text:style-name="P22">Travaux de S. K<text:span text:style-name="T23">l</text:span>arsfeld (avocat des victimes) → procès</text:p>
                </text:list-item>
                <text:list-item>
                  <text:p text:style-name="P22">1987, Procès de Barbie</text:p>
                  <text:p text:style-name="P22">1994, Procès de Paul Touvier et Maurice Papon</text:p>
                  <text:p text:style-name="P22">1999, Condamnation de Maurice Papon</text:p>
                </text:list-item>
                <text:list-item>
                  <text:p text:style-name="P22">2007, Commémoration des justes de France (ceux qui ont caché les juifs)</text:p>
                  <text:list>
                    <text:list-header>
                      <text:p text:style-name="P22">( 60 000 enfants juifs cachés / 72 000 )</text:p>
                    </text:list-header>
                  </text:list>
                </text:list-item>
              </text:list>
              <text:p text:style-name="P22"/>
            </text:list-item>
            <text:list-item>
              <text:p text:style-name="P28">Des mémoires devenues un enjeu politique</text:p>
              <text:list>
                <text:list-item>
                  <text:p text:style-name="P23">1995, Discours de Jacques Chirac au Vélodrome d’Hiver (ou Vel d’Hiv) → rupture</text:p>
                  <text:list>
                    <text:list-header>
                      <text:p text:style-name="P23">L’État Français reconnaît sa responsabilité dans la spoliation des biens des victimes. Reconnaissance de la collaboration de la police française avec l’occupant nazi <text:span text:style-name="T22">lors de la rafle du Vel d’Hiv</text:span></text:p>
                    </text:list-header>
                  </text:list>
                </text:list-item>
              </text:list>
            </text:list-item>
          </text:list>
        </text:list-item>
      </text:list>
      <text:p text:style-name="P43"><text:span text:style-name="T13"/></text:p>
      <text:p text:style-name="P44"><text:span text:style-name="T14"/></text:p>
      <text:p text:style-name="P50"><text:span text:style-name="T8">En conclusion :</text:span></text:p>
      <text:list xml:id="list267639765976513960" text:style-name="L3">
        <text:list-item>
          <text:p text:style-name="P45"><text:span text:style-name="T12">Avec le procès des collaborateurs, l’historien est appelé à devenir juge (ex : H. Rousso), mais avec les lois mémorielles (ex : loi Gayssot 1990), le juge est appelé à devenir historien, ce qui n’est pas non plus son rôle = confusion des genres.</text:span></text:p>
        </text:list-item>
        <text:list-item>
          <text:p text:style-name="P45"><text:span text:style-name="T12">Le travail de mémoire n’est pas encore achevé</text:span></text:p>
        </text:list-item>
      </text:list>
      <text:p text:style-name="P46"><text:span text:style-name="T12"/></text:p>
      <text:p text:style-name="P46"><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7cm" style:type="right"/>
        </style:tab-stops>
      </style:paragraph-properties>
      <style:text-properties officeooo:rsid="000e3982" officeooo:paragraph-rsid="000e3982"/>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istoire<text:tab/>L’historien et les mémoires de la 2<text:span text:style-name="MT1">e</text:span> Guerre Mondiale</text:p>
      </style:header>
      <style:footer>
        <text:p text:style-name="Footer"><text:tab/><text:span text:style-name="MT1"><text:page-number text:select-page="current">3</text:page-number></text:span>/<text:span text:style-name="MT2"><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3:10:28.565000000</meta:creation-date>
    <dc:date>2018-09-24T13:50:35.949000000</dc:date>
    <meta:editing-duration>PT57M21S</meta:editing-duration>
    <meta:editing-cycles>11</meta:editing-cycles>
    <meta:generator>LibreOffice/5.1.6.2$Windows_x86 LibreOffice_project/07ac168c60a517dba0f0d7bc7540f5afa45f0909</meta:generator>
    <meta:document-statistic meta:table-count="0" meta:image-count="0" meta:object-count="0" meta:page-count="5" meta:paragraph-count="106" meta:word-count="1318" meta:character-count="7912" meta:non-whitespace-character-count="6734"/>
  </office:meta>
</office:document-meta>
</file>